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Garamond" fo:font-size="16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aramond"/>
    </style:style>
    <style:style style:name="P6" style:family="paragraph" style:parent-style-name="Standard">
      <style:paragraph-properties fo:text-align="start" style:justify-single-word="false"/>
      <style:text-properties style:font-name="Garamond"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Garamond" fo:font-size="12pt" fo:letter-spacing="normal" fo:font-style="normal" fo:font-weight="normal"/>
    </style:style>
    <style:style style:name="P9" style:family="paragraph" style:parent-style-name="Standard">
      <style:paragraph-properties fo:text-align="end" style:justify-single-word="false" fo:break-before="page"/>
      <style:text-properties style:font-name="Garamond"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Garamond"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margin-left="0.953cm" fo:margin-right="0.979cm" fo:text-align="end" style:justify-single-word="false" fo:text-indent="0cm" style:auto-text-indent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margin-left="0.953cm" fo:margin-right="0.979cm" fo:text-align="start" style:justify-single-word="false" fo:text-indent="0cm" style:auto-text-indent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13" style:family="paragraph" style:parent-style-name="Standard">
      <style:paragraph-properties fo:margin-left="0.953cm" fo:margin-right="0.979cm" fo:text-align="end" style:justify-single-word="false" fo:text-indent="0cm" style:auto-text-indent="false" fo:break-before="page"/>
      <style:text-properties style:font-name="Garamond" fo:font-size="22pt" fo:font-weight="bold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Garamond"/>
    </style:style>
    <style:style style:name="P15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e Ewok Book</text:p>
      <text:p text:style-name="P4"/>
      <text:p text:style-name="P1"><draw:frame draw:style-name="fr1" draw:name="graphics3" text:anchor-type="paragraph" svg:width="16.933cm" svg:height="0.132cm" draw:z-index="2"><draw:image xlink:href="/C:/Program%20Files/OpenOffice.org%203/Basis/share/gallery/rulers/blurulr6.gif" xlink:type="simple" xlink:show="embed" xlink:actuate="onLoad"/></draw:frame></text:p>
      <text:p text:style-name="P3">Release 1.0.0</text:p>
      <text:p text:style-name="P3">December 2009<text:tab/></text:p>
      <text:p text:style-name="P4"/>
      <text:p text:style-name="P4"/>
      <text:p text:style-name="P9"/>
      <text:p text:style-name="P12">Overview</text:p>
      <text:p text:style-name="P4"/>
      <text:p text:style-name="P14"><draw:frame draw:style-name="fr1" draw:name="graphics1" text:anchor-type="paragraph" svg:width="16.933cm" svg:height="0.132cm" draw:z-index="0"><draw:image xlink:href="/C:/Program%20Files/OpenOffice.org%203/Basis/share/gallery/rulers/blurulr6.gif" xlink:type="simple" xlink:show="embed" xlink:actuate="onLoad"/></draw:frame></text:p>
      <text:p text:style-name="P5"><text:span text:style-name="T1">Ewok is an advanced enterprise application server written for the Erlang/OTP platform. The overall intent is influenced by the JBoss open source Java application server. In many areas, the design of Ewok is influenced by existing open source Erlang/OTP applications and web servers.</text:span></text:p>
      <text:p text:style-name="P5"><text:span text:style-name="T1"/></text:p>
      <text:p text:style-name="P5"/>
      <text:p text:style-name="P5"/>
      <text:p text:style-name="P4"/>
      <text:p text:style-name="P13"/>
      <text:p text:style-name="P11">Getting Started</text:p>
      <text:p text:style-name="P4"/>
      <text:p text:style-name="P14"><draw:frame draw:style-name="fr1" draw:name="graphics2" text:anchor-type="paragraph" svg:width="16.933cm" svg:height="0.132cm" draw:z-index="1"><draw:image xlink:href="/C:/Program%20Files/OpenOffice.org%203/Basis/share/gallery/rulers/blurulr6.gif" xlink:type="simple" xlink:show="embed" xlink:actuate="onLoad"/></draw:frame></text:p>
      <text:p text:style-name="P8">Ewok is an advanced web application server written for the Erlang/OTP platform. The overall intent is influenced by the JBoss open source Java application server. In many areas, the design of Ewok is</text:p>
      <text:p text:style-name="P5"/>
      <text:p text:style-name="P6">Getting the Server</text:p>
      <text:p text:style-name="P6">Installation</text:p>
      <text:p text:style-name="P6">Configuration</text:p>
      <text:p text:style-name="P6">Everyday Administration</text:p>
      <text:p text:style-name="P6">The Web Server</text:p>
      <text:p text:style-name="P6">Developing Applications with ESP</text:p>
      <text:p text:style-name="P6">The Mail Server</text:p>
      <text:p text:style-name="P6"/>
      <text:p text:style-name="P5"/>
      <text:p text:style-name="P5"/>
      <text:p text:style-name="P5">Design</text:p>
      <text:p text:style-name="P5">Bootstrap</text:p>
      <text:p text:style-name="P5"/>
      <text:p text:style-name="P5"/>
      <text:p text:style-name="P5">Cache</text:p>
      <text:p text:style-name="P5">Configuration</text:p>
      <text:p text:style-name="P5">Networking</text:p>
      <text:p text:style-name="P5">Sessions</text:p>
      <text:p text:style-name="P5">Routing</text:p>
      <text:p text:style-name="P5">ESP</text:p>
      <text:p text:style-name="P5">Workflow</text:p>
      <text:p text:style-name="P5">Scheduling</text:p>
      <text:p text:style-name="P5"/>
      <text:p text:style-name="P10">Modules</text:p>
      <text:p text:style-name="P2"><draw:frame draw:style-name="fr1" draw:name="graphics4" text:anchor-type="paragraph" svg:width="16.933cm" svg:height="0.132cm" draw:z-index="3"><draw:image xlink:href="/C:/Program%20Files/OpenOffice.org%203/Basis/share/gallery/rulers/blurulr6.gif" xlink:type="simple" xlink:show="embed" xlink:actuate="onLoad"/></draw:frame>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ve Davis</meta:initial-creator>
    <meta:creation-date>2009-10-03T14:31:45.82</meta:creation-date>
    <dc:date>2009-10-17T01:10:49.70</dc:date>
    <dc:creator>Steve Davis</dc:creator>
    <meta:editing-duration>PT01H21M36S</meta:editing-duration>
    <meta:editing-cycles>8</meta:editing-cycles>
    <meta:generator>OpenOffice.org/3.0$Win32 OpenOffice.org_project/300m15$Build-9379</meta:generator>
    <meta:document-statistic meta:table-count="0" meta:image-count="4" meta:object-count="0" meta:page-count="4" meta:paragraph-count="25" meta:word-count="114" meta:character-count="757"/>
    <meta:user-defined meta:name="Info 1"/>
    <meta:user-defined meta:name="Info 2"/>
    <meta:user-defined meta:name="Info 3"/>
    <meta:user-defined meta:name="Info 4"/>
  </office:meta>
</office:document-meta>
</file>